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officeooo:paragraph-rsid="00109aa5"/>
    </style:style>
    <style:style style:name="P8" style:family="paragraph" style:parent-style-name="Standard" style:list-style-name="L1">
      <style:text-properties officeooo:paragraph-rsid="002e2441"/>
    </style:style>
    <style:style style:name="P9" style:family="paragraph" style:parent-style-name="Standard" style:list-style-name="L1">
      <style:text-properties officeooo:paragraph-rsid="0031d3e4"/>
    </style:style>
    <style:style style:name="P10" style:family="paragraph" style:parent-style-name="Standard" style:list-style-name="L2">
      <style:text-properties style:text-line-through-style="none" style:text-line-through-type="none" officeooo:paragraph-rsid="00109aa5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2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1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7">
      <style:text-properties style:text-line-through-style="none" style:text-line-through-type="none" style:font-name="DejaVu Sans Condensed" fo:font-size="12pt" officeooo:rsid="0039d687" officeooo:paragraph-rsid="0039d687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39d687" officeooo:paragraph-rsid="0039d687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rsid="0039d687" officeooo:paragraph-rsid="0039d687" style:font-size-asian="12pt" style:font-size-complex="12pt"/>
    </style:style>
    <style:style style:name="P21" style:family="paragraph" style:parent-style-name="Standard" style:list-style-name="L14">
      <style:text-properties style:text-line-through-style="none" style:text-line-through-type="none" style:font-name="DejaVu Sans Condensed" fo:font-size="12pt" officeooo:rsid="0039d687" officeooo:paragraph-rsid="0039d687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rsid="0024b081" officeooo:paragraph-rsid="0024b081" style:font-size-asian="12pt" style:font-size-complex="12pt"/>
    </style:style>
    <style:style style:name="P23" style:family="paragraph" style:parent-style-name="Standard" style:list-style-name="L4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10">
      <style:text-properties style:text-line-through-style="none" style:text-line-through-type="none" officeooo:rsid="0039d687" officeooo:paragraph-rsid="0039d687"/>
    </style:style>
    <style:style style:name="P25" style:family="paragraph" style:parent-style-name="Standard" style:list-style-name="L14">
      <style:text-properties style:text-line-through-style="none" style:text-line-through-type="none" officeooo:rsid="0039d687" officeooo:paragraph-rsid="0039d687"/>
    </style:style>
    <style:style style:name="P26" style:family="paragraph" style:parent-style-name="Standard" style:list-style-name="L14">
      <style:text-properties style:text-line-through-style="none" style:text-line-through-type="none" officeooo:paragraph-rsid="0039d687"/>
    </style:style>
    <style:style style:name="P27" style:family="paragraph" style:parent-style-name="Standard" style:list-style-name="L10">
      <style:text-properties style:text-line-through-style="none" style:text-line-through-type="none" officeooo:rsid="0040e2f4" officeooo:paragraph-rsid="0040e2f4"/>
    </style:style>
    <style:style style:name="P28" style:family="paragraph" style:parent-style-name="Standard" style:list-style-name="L5">
      <style:text-properties officeooo:paragraph-rsid="002c4459"/>
    </style:style>
    <style:style style:name="P29" style:family="paragraph" style:parent-style-name="Standard" style:list-style-name="L6">
      <style:text-properties officeooo:paragraph-rsid="002c4459"/>
    </style:style>
    <style:style style:name="P30" style:family="paragraph" style:parent-style-name="Standard" style:list-style-name="L12">
      <style:text-properties officeooo:paragraph-rsid="0039d687"/>
    </style:style>
    <style:style style:name="P31" style:family="paragraph" style:parent-style-name="Standard" style:list-style-name="L12">
      <style:text-properties officeooo:paragraph-rsid="002d0869"/>
    </style:style>
    <style:style style:name="P32" style:family="paragraph" style:parent-style-name="Standard" style:list-style-name="L14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fo:font-weight="bold" officeooo:rsid="002d0869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0acb9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style:font-size-asian="12pt" style:font-size-complex="12pt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22ce23" style:font-size-asian="12pt" style:font-size-complex="12pt"/>
    </style:style>
    <style:style style:name="T21" style:family="text">
      <style:text-properties style:font-name="DejaVu Sans Condensed" fo:font-size="12pt" officeooo:rsid="0024b081" style:font-size-asian="12pt" style:font-size-complex="12pt"/>
    </style:style>
    <style:style style:name="T22" style:family="text">
      <style:text-properties style:font-name="DejaVu Sans Condensed" fo:font-size="12pt" officeooo:rsid="0039d687" style:font-size-asian="12pt" style:font-size-complex="12pt"/>
    </style:style>
    <style:style style:name="T23" style:family="text">
      <style:text-properties style:font-name="DejaVu Sans Condensed" fo:font-size="12pt" officeooo:rsid="004495b5" style:font-size-asian="12pt" style:font-size-complex="12pt"/>
    </style:style>
    <style:style style:name="T24" style:family="text">
      <style:text-properties officeooo:rsid="001ead95"/>
    </style:style>
    <style:style style:name="T25" style:family="text">
      <style:text-properties officeooo:rsid="0020acb9"/>
    </style:style>
    <style:style style:name="T26" style:family="text">
      <style:text-properties officeooo:rsid="0026a3a3"/>
    </style:style>
    <style:style style:name="T27" style:family="text">
      <style:text-properties officeooo:rsid="0027ce53"/>
    </style:style>
    <style:style style:name="T28" style:family="text">
      <style:text-properties officeooo:rsid="002d0869"/>
    </style:style>
    <style:style style:name="T29" style:family="text">
      <style:text-properties officeooo:rsid="002f4ea7"/>
    </style:style>
    <style:style style:name="T30" style:family="text">
      <style:text-properties officeooo:rsid="0030a825"/>
    </style:style>
    <style:style style:name="T31" style:family="text">
      <style:text-properties style:text-line-through-style="none" style:text-line-through-type="none" style:font-name="DejaVu Sans Condensed" fo:font-size="12pt" officeooo:rsid="0020acb9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2280bb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9d687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officeooo:rsid="003d1bcc" style:font-size-asian="12pt" style:font-size-complex="12pt"/>
    </style:style>
    <style:style style:name="T37" style:family="text">
      <style:text-properties officeooo:rsid="0039d68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"><text:span text:style-name="T29">1</text:span><text:span text:style-name="T30">0</text:span><text:span text:style-name="T24">2 - </text:span><text:span text:style-name="T29">Controls - </text:span>Throttle <text:span text:style-name="T1">Grip</text:span></text:p>
      <text:p text:style-name="P4">U=Up, D=Down, F=Forward, B=Backward, L=Left, R=Right, P=Press, S-*=Shift-<text:span text:style-name="T11">*</text:span>, L-*=Long-<text:span text:style-name="T11">*</text:span></text:p>
      <text:p text:style-name="P4"/>
      <text:p text:style-name="P7"><text:span text:style-name="T13">Top</text:span><text:span text:style-name="T14"> </text:span><text:span text:style-name="T15">H</text:span><text:span text:style-name="T14">at -- </text:span><text:span text:style-name="T16">Countermeasures</text:span></text:p>
      <text:list xml:id="list595274411" text:style-name="L1">
        <text:list-item>
          <text:p text:style-name="P8"><text:span text:style-name="T32">U: </text:span><text:span text:style-name="T33">--</text:span></text:p>
        </text:list-item>
        <text:list-item>
          <text:p text:style-name="P9"><text:span text:style-name="T32">D: </text:span><text:span text:style-name="T33">--</text:span></text:p>
        </text:list-item>
        <text:list-item>
          <text:p text:style-name="P8"><text:span text:style-name="T34">F</text:span><text:span text:style-name="T33">/B</text:span><text:span text:style-name="T34">: </text:span><text:span text:style-name="T33">Chaff/flares release button</text:span></text:p>
        </text:list-item>
        <text:list-item>
          <text:p text:style-name="P8"><text:span text:style-name="T34">B: </text:span><text:span text:style-name="T33">--</text:span></text:p>
        </text:list-item>
        <text:list-item>
          <text:p text:style-name="P8"><text:span text:style-name="T32">P: </text:span><text:span text:style-name="T33">--</text:span></text:p>
        </text:list-item>
      </text:list>
      <text:p text:style-name="P2"><text:span text:style-name="T2">Top</text:span> <text:span text:style-name="T12">H</text:span>at <text:span text:style-name="T12">Ri</text:span>ng</text:p>
      <text:list xml:id="list3365147046" text:style-name="L2">
        <text:list-item>
          <text:p text:style-name="P10"><text:span text:style-name="T18">F/B</text:span><text:span text:style-name="T19">: --</text:span></text:p>
        </text:list-item>
      </text:list>
      <text:p text:style-name="P2"><text:span text:style-name="T2">Middle </text:span><text:span text:style-name="T12">H</text:span><text:span text:style-name="T2">at</text:span> -- Comm<text:span text:style-name="T3">unications</text:span></text:p>
      <text:list xml:id="list1360726797" text:style-name="L3">
        <text:list-item>
          <text:p text:style-name="P11">U: (SRS radio 1 PTT)</text:p>
        </text:list-item>
        <text:list-item>
          <text:p text:style-name="P11">D: (SRS radio 2 PTT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2854180064" text:style-name="L4">
        <text:list-item>
          <text:p text:style-name="P23"><text:span text:style-name="T19">F: Extend speedbrakes (</text:span><text:span text:style-name="T20">single press full extends</text:span><text:span text:style-name="T19">)</text:span></text:p>
        </text:list-item>
        <text:list-item>
          <text:p text:style-name="P14">B: Retract speedbrakes (single press fully retracts)</text:p>
        </text:list-item>
      </text:list>
      <text:p text:style-name="P3"><text:span text:style-name="T2">F</text:span><text:span text:style-name="T10">ront </text:span><text:span text:style-name="T12">T</text:span><text:span text:style-name="T10">humb </text:span><text:span text:style-name="T12">B</text:span><text:span text:style-name="T10">utton</text:span></text:p>
      <text:list xml:id="list729880432" text:style-name="L5">
        <text:list-item>
          <text:p text:style-name="P28"><text:span text:style-name="T34">P: </text:span><text:span text:style-name="T33">--</text:span>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 -- </text:span><text:span text:style-name="T9">(normally </text:span><text:span text:style-name="T5">Cage/uncage button</text:span><text:span text:style-name="T9">)</text:span></text:p>
      <text:list xml:id="list3695602427" text:style-name="L6">
        <text:list-item>
          <text:p text:style-name="P29"><text:span text:style-name="T35">P: </text:span><text:span text:style-name="T33">Cannon 300/600m and missile lock/unlock button (press and hold to toggle cannon sight range)</text:span></text:p>
        </text:list-item>
      </text:list>
      <text:p text:style-name="P3"><text:span text:style-name="T2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xml:id="list4161387155" text:style-name="L7">
        <text:list-item>
          <text:p text:style-name="P15">P: <text:span text:style-name="T37">Throttle cut/idle switch</text:span></text:p>
        </text:list-item>
        <text:list-item>
          <text:p text:style-name="P18">S-P: In-flight relight control switch</text:p>
        </text:list-item>
      </text:list>
      <text:p text:style-name="P3"><text:span text:style-name="T2">M</text:span><text:span text:style-name="T10">inistick -- </text:span><text:span text:style-name="T3">"</text:span><text:span text:style-name="T10">TDC/</text:span><text:span text:style-name="T3">Throttle Designator Controller"</text:span></text:p>
      <text:list xml:id="list635032643" text:style-name="L8">
        <text:list-item>
          <text:p text:style-name="P12">Axes: <text:span text:style-name="T37">Radar stick bearing and range/velocity control (moves radar cursor)</text:span></text:p>
        </text:list-item>
      </text:list>
      <text:list xml:id="list687024499" text:style-name="L9">
        <text:list-item>
          <text:p text:style-name="P16">P: <text:span text:style-name="T37">Radar Lock On</text:span></text:p>
        </text:list-item>
        <text:list-item>
          <text:p text:style-name="P19">S-P: Radar TWS</text:p>
        </text:list-item>
      </text:list>
      <text:p text:style-name="P2"><text:span text:style-name="T2">Middle </text:span><text:span text:style-name="T12">F</text:span><text:span text:style-name="T2">inger </text:span><text:span text:style-name="T12">H</text:span><text:span text:style-name="T2">at</text:span> -- <text:span text:style-name="T25">Radar </text:span><text:span text:style-name="T27">scan lines</text:span><text:span text:style-name="T26">, elevation, </text:span><text:span text:style-name="T28">azimuth</text:span></text:p>
      <text:list xml:id="list1392498084" text:style-name="L10">
        <text:list-item>
          <text:p text:style-name="P22">U/D: Radar elevation increase/decrease</text:p>
        </text:list-item>
        <text:list-item>
          <text:p text:style-name="P20">P: Radar elevation/altitude different button (toggles whether elevation control sets antenna tilt directly or sets relative altitude level to scan)</text:p>
        </text:list-item>
        <text:list-item>
          <text:p text:style-name="P24"><text:span text:style-name="T21">L</text:span><text:span text:style-name="T17">/R: Radar scale min/max (FIXME There is no control for up/down one notch of range, assuming that's an oversight since you can set it by clicking the control in the cockpit)</text:span></text:p>
        </text:list-item>
        <text:list-item>
          <text:p text:style-name="P27"><text:span text:style-name="T17">S-P: </text:span><text:span text:style-name="T23">Radar control stick unlocking control</text:span></text:p>
        </text:list-item>
        <text:list-item>
          <text:p text:style-name="P24"><text:span text:style-name="T21">S</text:span><text:span text:style-name="T17">-L/S-R: Radar scan left/right (??)</text:span></text:p>
        </text:list-item>
        <text:list-item>
          <text:p text:style-name="P20">S-U: Radar scan 4 bars</text:p>
        </text:list-item>
        <text:list-item>
          <text:p text:style-name="P20">S-D: Radar scan 1 bar</text:p>
        </text:list-item>
      </text:list>
      <text:p text:style-name="P3"><text:span text:style-name="T2">Ring </text:span><text:span text:style-name="T12">F</text:span><text:span text:style-name="T2">inger </text:span><text:span text:style-name="T12">S</text:span><text:span text:style-name="T10">lider</text:span></text:p>
      <text:list xml:id="list427106479" text:style-name="L11">
        <text:list-item>
          <text:p text:style-name="P17">U/D: --</text:p>
        </text:list-item>
      </text:list>
      <text:p text:style-name="P7"><text:span text:style-name="T13">P</text:span><text:span text:style-name="T14">inky </text:span><text:span text:style-name="T15">S</text:span><text:span text:style-name="T13">witch</text:span></text:p>
      <text:list xml:id="list222088064" text:style-name="L12">
        <text:list-item>
          <text:p text:style-name="P30"><text:span text:style-name="T31">U</text:span><text:span text:style-name="T36">/D: Combat flap lever (either direction does same thing)</text:span></text:p>
        </text:list-item>
        <text:list-item>
          <text:p text:style-name="P31"><text:span text:style-name="T34">P: </text:span><text:span text:style-name="T36">Combat flap button</text:span></text:p>
        </text:list-item>
      </text:list>
      <text:p text:style-name="P2"><text:span text:style-name="T2">P</text:span>inky <text:span text:style-name="T12">B</text:span>utton</text:p>
      <text:list xml:id="list3637420618" text:style-name="L13">
        <text:list-item>
          <text:p text:style-name="P13">P: --</text:p>
        </text:list-item>
      </text:list>
      <text:p text:style-name="P2">Pinky <text:span text:style-name="T12">W</text:span>heel</text:p>
      <text:list xml:id="list2177920368" text:style-name="L14">
        <text:list-item>
          <text:p text:style-name="P26"><text:span text:style-name="T18">F</text:span><text:span text:style-name="T22">: Formation lights OFF</text:span></text:p>
        </text:list-item>
        <text:list-item>
          <text:p text:style-name="P25"><text:span text:style-name="T22">S</text:span><text:span text:style-name="T17">-F: Formation lights BRIGHT</text:span></text:p>
        </text:list-item>
        <text:list-item>
          <text:p text:style-name="P26"><text:span text:style-name="T18">B</text:span><text:span text:style-name="T19">: </text:span><text:span text:style-name="T22">Landing lights OFF</text:span></text:p>
        </text:list-item>
        <text:list-item>
          <text:p text:style-name="P21">S-B: Landing lights LANDING</text:p>
        </text:list-item>
        <text:list-item>
          <text:p text:style-name="P32"><text:span text:style-name="T34">P: </text:span><text:span text:style-name="T33">Navigation lights OFF</text:span></text:p>
        </text:list-item>
        <text:list-item>
          <text:p text:style-name="P21">S-P: Navigation lights BRIGHT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19T19:41:57.627000000</dc:date>
    <meta:editing-duration>PT7H4M41S</meta:editing-duration>
    <meta:editing-cycles>4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9" meta:word-count="299" meta:character-count="1675" meta:non-whitespace-character-count="1459"/>
  </office:meta>
</office:document-meta>
</file>